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9de" officeooo:paragraph-rsid="000d79d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d79de" officeooo:paragraph-rsid="000d79d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059d2" officeooo:paragraph-rsid="001059d2" fo:background-color="#ffff00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eb15f" officeooo:paragraph-rsid="000eb15f"/>
    </style:style>
    <style:style style:name="P5" style:family="paragraph" style:parent-style-name="Standard">
      <style:text-properties fo:font-size="26pt" officeooo:rsid="000eb15f" officeooo:paragraph-rsid="000eb15f" style:font-size-asian="22.75pt" style:font-size-complex="2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ning set - 100 instances</text:p>
      <text:p text:style-name="P2">J48 training set</text:p>
      <text:p text:style-name="P1"/>
      <text:p text:style-name="P1"/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J48 training set</text:p>
      <text:p text:style-name="P4"/>
      <text:p text:style-name="P4">#1 default setting see screenshot 1</text:p>
      <text:p text:style-name="P4">=== Run information ===</text:p>
      <text:p text:style-name="P4"/>
      <text:p text:style-name="P4">Scheme:weka.classifiers.trees.J48 -C 0.25 -M 2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<text:soft-page-break/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</text:p>
      <text:p text:style-name="P4">| <text:s text:c="2"/>27 &lt;= 3: 0 (10.0/1.0)</text:p>
      <text:p text:style-name="P4">| <text:s text:c="2"/>27 &gt; 3</text:p>
      <text:p text:style-name="P4">| <text:s text:c="2"/>| <text:s text:c="2"/>51 &lt;= 12</text:p>
      <text:p text:style-name="P4">| <text:s text:c="2"/>| <text:s text:c="2"/>| <text:s text:c="2"/>58 &lt;= 0</text:p>
      <text:p text:style-name="P4">| <text:s text:c="2"/>| <text:s text:c="2"/>| <text:s text:c="2"/>| <text:s text:c="2"/>19 &lt;= 8</text:p>
      <text:p text:style-name="P4">| <text:s text:c="2"/>| <text:s text:c="2"/>| <text:s text:c="2"/>| <text:s text:c="2"/>| <text:s text:c="2"/>37 &lt;= 10: 4 (2.0)</text:p>
      <text:p text:style-name="P4">| <text:s text:c="2"/>| <text:s text:c="2"/>| <text:s text:c="2"/>| <text:s text:c="2"/>| <text:s text:c="2"/>37 &gt; 10: 9 (8.0)</text:p>
      <text:p text:style-name="P4">| <text:s text:c="2"/>| <text:s text:c="2"/>| <text:s text:c="2"/>| <text:s text:c="2"/>19 &gt; 8: 4 (9.0)</text:p>
      <text:p text:style-name="P4">| <text:s text:c="2"/>| <text:s text:c="2"/>| <text:s text:c="2"/>58 &gt; 0</text:p>
      <text:p text:style-name="P4">| <text:s text:c="2"/>| <text:s text:c="2"/>| <text:s text:c="2"/>| <text:s text:c="2"/>25 &lt;= 0</text:p>
      <text:p text:style-name="P4">| <text:s text:c="2"/>| <text:s text:c="2"/>| <text:s text:c="2"/>| <text:s text:c="2"/>| <text:s text:c="2"/>22 &lt;= 2: 3 (9.0)</text:p>
      <text:p text:style-name="P4">| <text:s text:c="2"/>| <text:s text:c="2"/>| <text:s text:c="2"/>| <text:s text:c="2"/>| <text:s text:c="2"/>22 &gt; 2: 8 (2.0/1.0)</text:p>
      <text:p text:style-name="P4">| <text:s text:c="2"/>| <text:s text:c="2"/>| <text:s text:c="2"/>| <text:s text:c="2"/>25 &gt; 0</text:p>
      <text:p text:style-name="P4">| <text:s text:c="2"/>| <text:s text:c="2"/>| <text:s text:c="2"/>| <text:s text:c="2"/>| <text:s text:c="2"/>61 &lt;= 0: 5 (5.0)</text:p>
      <text:p text:style-name="P4">| <text:s text:c="2"/>| <text:s text:c="2"/>| <text:s text:c="2"/>| <text:s text:c="2"/>| <text:s text:c="2"/>61 &gt; 0: 8 (9.0/1.0)</text:p>
      <text:p text:style-name="P4">| <text:s text:c="2"/>| <text:s text:c="2"/>51 &gt; 12</text:p>
      <text:p text:style-name="P4">| <text:s text:c="2"/>| <text:s text:c="2"/>| <text:s text:c="2"/>17 &lt;= 0: 7 (13.0/1.0)</text:p>
      <text:p text:style-name="P4">| <text:s text:c="2"/>| <text:s text:c="2"/>| <text:s text:c="2"/>17 &gt; 0: 9 (2.0)</text:p>
      <text:p text:style-name="P4">62 &gt; 0</text:p>
      <text:p text:style-name="P4">| <text:s text:c="2"/>27 &lt;= 12</text:p>
      <text:p text:style-name="P4">| <text:s text:c="2"/>| <text:s text:c="2"/>34 &lt;= 3: 2 (11.0)</text:p>
      <text:p text:style-name="P4">| <text:s text:c="2"/>| <text:s text:c="2"/>34 &gt; 3</text:p>
      <text:p text:style-name="P4">| <text:s text:c="2"/>| <text:s text:c="2"/>| <text:s text:c="2"/>20 &lt;= 0: 6 (8.0/1.0)</text:p>
      <text:p text:style-name="P4"><text:soft-page-break/>| <text:s text:c="2"/>| <text:s text:c="2"/>| <text:s text:c="2"/>20 &gt; 0: 3 (2.0)</text:p>
      <text:p text:style-name="P4">| <text:s text:c="2"/>27 &gt; 12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Time taken to build model: 0.04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75</text:p>
      <text:p text:style-name="P4">Root mean squared error <text:s text:c="17"/>0.2251</text:p>
      <text:p text:style-name="P4">Relative absolute error <text:s text:c="16"/>32.0203 %</text:p>
      <text:p text:style-name="P4">Root relative squared error <text:s text:c="12"/>75.1049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4 <text:s text:c="3"/>4</text:p>
      <text:p text:style-name="P4">0.6 <text:s text:c="6"/>0.021 <text:s text:c="5"/>0.6 <text:s text:c="6"/>0.6 <text:s text:c="6"/>0.6 <text:s text:c="7"/>0.882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8 <text:s text:c="4"/>9</text:p>
      <text:p text:style-name="P4">Weighted Avg. <text:s text:c="3"/>0.74 <text:s text:c="5"/>0.028 <text:s text:c="5"/>0.757 <text:s text:c="4"/>0.74 <text:s text:c="5"/>0.738 <text:s text:c="5"/>0.868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/>
      <text:p text:style-name="P4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4">#2 - binary split True -&gt; no improvement -&gt; lost</text:p>
      <text:p text:style-name="P4">=== Run information ===</text:p>
      <text:p text:style-name="P4"/>
      <text:p text:style-name="P4">Scheme:weka.classifiers.trees.J48 -C 0.25 -B -M 2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<text:soft-page-break/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| <text:s text:c="2"/>| <text:s text:c="2"/>51 &lt;= 12.0</text:p>
      <text:p text:style-name="P4">| <text:s text:c="2"/>| <text:s text:c="2"/>| <text:s text:c="2"/>58 &lt;= 0.0</text:p>
      <text:p text:style-name="P4">| <text:s text:c="2"/>| <text:s text:c="2"/>| <text:s text:c="2"/>| <text:s text:c="2"/>19 &lt;= 8.0</text:p>
      <text:p text:style-name="P4">| <text:s text:c="2"/>| <text:s text:c="2"/>| <text:s text:c="2"/>| <text:s text:c="2"/>| <text:s text:c="2"/>37 &lt;= 10.0: 4 (2.0)</text:p>
      <text:p text:style-name="P4">| <text:s text:c="2"/>| <text:s text:c="2"/>| <text:s text:c="2"/>| <text:s text:c="2"/>| <text:s text:c="2"/>37 &gt; 10.0: 9 (8.0)</text:p>
      <text:p text:style-name="P4">| <text:s text:c="2"/>| <text:s text:c="2"/>| <text:s text:c="2"/>| <text:s text:c="2"/>19 &gt; 8.0: 4 (9.0)</text:p>
      <text:p text:style-name="P4">| <text:s text:c="2"/>| <text:s text:c="2"/>| <text:s text:c="2"/>58 &gt; 0.0</text:p>
      <text:p text:style-name="P4">| <text:s text:c="2"/>| <text:s text:c="2"/>| <text:s text:c="2"/>| <text:s text:c="2"/>25 &lt;= 0.0</text:p>
      <text:p text:style-name="P4">| <text:s text:c="2"/>| <text:s text:c="2"/>| <text:s text:c="2"/>| <text:s text:c="2"/>| <text:s text:c="2"/>22 &lt;= 2.0: 3 (9.0)</text:p>
      <text:p text:style-name="P4">| <text:s text:c="2"/>| <text:s text:c="2"/>| <text:s text:c="2"/>| <text:s text:c="2"/>| <text:s text:c="2"/>22 &gt; 2.0: 8 (2.0/1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| <text:s text:c="2"/>| <text:s text:c="2"/>51 &gt; 12.0</text:p>
      <text:p text:style-name="P4">| <text:s text:c="2"/>| <text:s text:c="2"/>| <text:s text:c="2"/>17 &lt;= 0.0: 7 (13.0/1.0)</text:p>
      <text:p text:style-name="P4">| <text:s text:c="2"/>| <text:s text:c="2"/>| <text:s text:c="2"/>17 &gt; 0.0: 9 (2.0)</text:p>
      <text:p text:style-name="P4">62 &gt; 0.0</text:p>
      <text:p text:style-name="P4">| <text:s text:c="2"/>27 &lt;= 12.0</text:p>
      <text:p text:style-name="P4">| <text:s text:c="2"/>| <text:s text:c="2"/>34 &lt;= 3.0: 2 (11.0)</text:p>
      <text:p text:style-name="P4">| <text:s text:c="2"/>| <text:s text:c="2"/>34 &gt; 3.0</text:p>
      <text:p text:style-name="P4">| <text:s text:c="2"/>| <text:s text:c="2"/>| <text:s text:c="2"/>20 &lt;= 0.0: 6 (8.0/1.0)</text:p>
      <text:p text:style-name="P4">| <text:s text:c="2"/>| <text:s text:c="2"/>| <text:s text:c="2"/>20 &gt; 0.0: 3 (2.0)</text:p>
      <text:p text:style-name="P4">| <text:s text:c="2"/>27 &gt; 12.0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<text:soft-page-break/>Time taken to build model: 0.02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75</text:p>
      <text:p text:style-name="P4">Root mean squared error <text:s text:c="17"/>0.2251</text:p>
      <text:p text:style-name="P4">Relative absolute error <text:s text:c="16"/>32.0203 %</text:p>
      <text:p text:style-name="P4">Root relative squared error <text:s text:c="12"/>75.1049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4 <text:s text:c="3"/>4</text:p>
      <text:p text:style-name="P4">0.6 <text:s text:c="6"/>0.021 <text:s text:c="5"/>0.6 <text:s text:c="6"/>0.6 <text:s text:c="6"/>0.6 <text:s text:c="7"/>0.882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8 <text:s text:c="4"/>9</text:p>
      <text:p text:style-name="P4">Weighted Avg. <text:s text:c="3"/>0.74 <text:s text:c="5"/>0.028 <text:s text:c="5"/>0.757 <text:s text:c="4"/>0.74 <text:s text:c="5"/>0.738 <text:s text:c="5"/>0.868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3 conf factor = 0.1</text:p>
      <text:p text:style-name="P4">=== Run information ===</text:p>
      <text:p text:style-name="P4"/>
      <text:p text:style-name="P4">Scheme:weka.classifiers.trees.J48 -C 0.1 -B -M 2</text:p>
      <text:p text:style-name="P4">Relation: <text:s text:c="4"/>optrainingDROP</text:p>
      <text:p text:style-name="P4">Instances: <text:s text:c="3"/>100</text:p>
      <text:p text:style-name="P4"><text:soft-page-break/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<text:soft-page-break/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| <text:s text:c="2"/>| <text:s text:c="2"/>51 &lt;= 12.0</text:p>
      <text:p text:style-name="P4">| <text:s text:c="2"/>| <text:s text:c="2"/>| <text:s text:c="2"/>58 &lt;= 0.0</text:p>
      <text:p text:style-name="P4">| <text:s text:c="2"/>| <text:s text:c="2"/>| <text:s text:c="2"/>| <text:s text:c="2"/>19 &lt;= 8.0</text:p>
      <text:p text:style-name="P4">| <text:s text:c="2"/>| <text:s text:c="2"/>| <text:s text:c="2"/>| <text:s text:c="2"/>| <text:s text:c="2"/>37 &lt;= 10.0: 4 (2.0)</text:p>
      <text:p text:style-name="P4">| <text:s text:c="2"/>| <text:s text:c="2"/>| <text:s text:c="2"/>| <text:s text:c="2"/>| <text:s text:c="2"/>37 &gt; 10.0: 9 (8.0)</text:p>
      <text:p text:style-name="P4">| <text:s text:c="2"/>| <text:s text:c="2"/>| <text:s text:c="2"/>| <text:s text:c="2"/>19 &gt; 8.0: 4 (9.0)</text:p>
      <text:p text:style-name="P4">| <text:s text:c="2"/>| <text:s text:c="2"/>| <text:s text:c="2"/>58 &gt; 0.0</text:p>
      <text:p text:style-name="P4">| <text:s text:c="2"/>| <text:s text:c="2"/>| <text:s text:c="2"/>| <text:s text:c="2"/>25 &lt;= 0.0</text:p>
      <text:p text:style-name="P4">| <text:s text:c="2"/>| <text:s text:c="2"/>| <text:s text:c="2"/>| <text:s text:c="2"/>| <text:s text:c="2"/>22 &lt;= 2.0: 3 (9.0)</text:p>
      <text:p text:style-name="P4">| <text:s text:c="2"/>| <text:s text:c="2"/>| <text:s text:c="2"/>| <text:s text:c="2"/>| <text:s text:c="2"/>22 &gt; 2.0: 8 (2.0/1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| <text:s text:c="2"/>| <text:s text:c="2"/>51 &gt; 12.0</text:p>
      <text:p text:style-name="P4">| <text:s text:c="2"/>| <text:s text:c="2"/>| <text:s text:c="2"/>17 &lt;= 0.0: 7 (13.0/1.0)</text:p>
      <text:p text:style-name="P4">| <text:s text:c="2"/>| <text:s text:c="2"/>| <text:s text:c="2"/>17 &gt; 0.0: 9 (2.0)</text:p>
      <text:p text:style-name="P4">62 &gt; 0.0</text:p>
      <text:p text:style-name="P4">| <text:s text:c="2"/>27 &lt;= 12.0</text:p>
      <text:p text:style-name="P4">| <text:s text:c="2"/>| <text:s text:c="2"/>34 &lt;= 3.0: 2 (11.0)</text:p>
      <text:p text:style-name="P4">| <text:s text:c="2"/>| <text:s text:c="2"/>34 &gt; 3.0</text:p>
      <text:p text:style-name="P4">| <text:s text:c="2"/>| <text:s text:c="2"/>| <text:s text:c="2"/>20 &lt;= 0.0: 6 (8.0/1.0)</text:p>
      <text:p text:style-name="P4">| <text:s text:c="2"/>| <text:s text:c="2"/>| <text:s text:c="2"/>20 &gt; 0.0: 3 (2.0)</text:p>
      <text:p text:style-name="P4">| <text:s text:c="2"/>27 &gt; 12.0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Time taken to build model: 0.01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75</text:p>
      <text:p text:style-name="P4"><text:soft-page-break/>Root mean squared error <text:s text:c="17"/>0.2251</text:p>
      <text:p text:style-name="P4">Relative absolute error <text:s text:c="16"/>32.0203 %</text:p>
      <text:p text:style-name="P4">Root relative squared error <text:s text:c="12"/>75.1049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4 <text:s text:c="3"/>4</text:p>
      <text:p text:style-name="P4">0.6 <text:s text:c="6"/>0.021 <text:s text:c="5"/>0.6 <text:s text:c="6"/>0.6 <text:s text:c="6"/>0.6 <text:s text:c="7"/>0.882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8 <text:s text:c="4"/>9</text:p>
      <text:p text:style-name="P4">Weighted Avg. <text:s text:c="3"/>0.74 <text:s text:c="5"/>0.028 <text:s text:c="5"/>0.757 <text:s text:c="4"/>0.74 <text:s text:c="5"/>0.738 <text:s text:c="5"/>0.868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4 conf factor = 0.5</text:p>
      <text:p text:style-name="P4">=== Run information ===</text:p>
      <text:p text:style-name="P4"/>
      <text:p text:style-name="P4">Scheme:weka.classifiers.trees.J48 -C 0.5 -B -M 2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<text:soft-page-break/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<text:soft-page-break/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| <text:s text:c="2"/>| <text:s text:c="2"/>51 &lt;= 12.0</text:p>
      <text:p text:style-name="P4">| <text:s text:c="2"/>| <text:s text:c="2"/>| <text:s text:c="2"/>58 &lt;= 0.0</text:p>
      <text:p text:style-name="P4">| <text:s text:c="2"/>| <text:s text:c="2"/>| <text:s text:c="2"/>| <text:s text:c="2"/>19 &lt;= 8.0</text:p>
      <text:p text:style-name="P4">| <text:s text:c="2"/>| <text:s text:c="2"/>| <text:s text:c="2"/>| <text:s text:c="2"/>| <text:s text:c="2"/>37 &lt;= 10.0: 4 (2.0)</text:p>
      <text:p text:style-name="P4">| <text:s text:c="2"/>| <text:s text:c="2"/>| <text:s text:c="2"/>| <text:s text:c="2"/>| <text:s text:c="2"/>37 &gt; 10.0: 9 (8.0)</text:p>
      <text:p text:style-name="P4">| <text:s text:c="2"/>| <text:s text:c="2"/>| <text:s text:c="2"/>| <text:s text:c="2"/>19 &gt; 8.0: 4 (9.0)</text:p>
      <text:p text:style-name="P4">| <text:s text:c="2"/>| <text:s text:c="2"/>| <text:s text:c="2"/>58 &gt; 0.0</text:p>
      <text:p text:style-name="P4">| <text:s text:c="2"/>| <text:s text:c="2"/>| <text:s text:c="2"/>| <text:s text:c="2"/>25 &lt;= 0.0</text:p>
      <text:p text:style-name="P4">| <text:s text:c="2"/>| <text:s text:c="2"/>| <text:s text:c="2"/>| <text:s text:c="2"/>| <text:s text:c="2"/>22 &lt;= 2.0: 3 (9.0)</text:p>
      <text:p text:style-name="P4">| <text:s text:c="2"/>| <text:s text:c="2"/>| <text:s text:c="2"/>| <text:s text:c="2"/>| <text:s text:c="2"/>22 &gt; 2.0: 8 (2.0/1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| <text:s text:c="2"/>| <text:s text:c="2"/>51 &gt; 12.0</text:p>
      <text:p text:style-name="P4">| <text:s text:c="2"/>| <text:s text:c="2"/>| <text:s text:c="2"/>17 &lt;= 0.0: 7 (13.0/1.0)</text:p>
      <text:p text:style-name="P4">| <text:s text:c="2"/>| <text:s text:c="2"/>| <text:s text:c="2"/>17 &gt; 0.0: 9 (2.0)</text:p>
      <text:p text:style-name="P4">62 &gt; 0.0</text:p>
      <text:p text:style-name="P4">| <text:s text:c="2"/>27 &lt;= 12.0</text:p>
      <text:p text:style-name="P4">| <text:s text:c="2"/>| <text:s text:c="2"/>34 &lt;= 3.0: 2 (11.0)</text:p>
      <text:p text:style-name="P4">| <text:s text:c="2"/>| <text:s text:c="2"/>34 &gt; 3.0</text:p>
      <text:p text:style-name="P4">| <text:s text:c="2"/>| <text:s text:c="2"/>| <text:s text:c="2"/>20 &lt;= 0.0: 6 (8.0/1.0)</text:p>
      <text:p text:style-name="P4">| <text:s text:c="2"/>| <text:s text:c="2"/>| <text:s text:c="2"/>20 &gt; 0.0: 3 (2.0)</text:p>
      <text:p text:style-name="P4">| <text:s text:c="2"/>27 &gt; 12.0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Time taken to build model: 0.01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75</text:p>
      <text:p text:style-name="P4">Root mean squared error <text:s text:c="17"/>0.2251</text:p>
      <text:p text:style-name="P4">Relative absolute error <text:s text:c="16"/>32.0203 %</text:p>
      <text:p text:style-name="P4">Root relative squared error <text:s text:c="12"/>75.1049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<text:soft-page-break/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4 <text:s text:c="3"/>4</text:p>
      <text:p text:style-name="P4">0.6 <text:s text:c="6"/>0.021 <text:s text:c="5"/>0.6 <text:s text:c="6"/>0.6 <text:s text:c="6"/>0.6 <text:s text:c="7"/>0.882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8 <text:s text:c="4"/>9</text:p>
      <text:p text:style-name="P4">Weighted Avg. <text:s text:c="3"/>0.74 <text:s text:c="5"/>0.028 <text:s text:c="5"/>0.757 <text:s text:c="4"/>0.74 <text:s text:c="5"/>0.738 <text:s text:c="5"/>0.868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>#############################################################################################################################################################################################################################################</text:p>
      <text:p text:style-name="P4">#5 conf fact = 0.01 same accuracy but worse Mean absolute error, Root mean squared error, Relative absolute error, Root relative squared error. <text:s text:c="2"/>also worse roc aerea etc. </text:p>
      <text:p text:style-name="P4"/>
      <text:p text:style-name="P4">=== Run information ===</text:p>
      <text:p text:style-name="P4"/>
      <text:p text:style-name="P4">Scheme:weka.classifiers.trees.J48 -C 0.01 -B -M 2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<text:soft-page-break/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| <text:s text:c="2"/>| <text:s text:c="2"/>51 &lt;= 12.0</text:p>
      <text:p text:style-name="P4">| <text:s text:c="2"/>| <text:s text:c="2"/>| <text:s text:c="2"/>58 &lt;= 0.0</text:p>
      <text:p text:style-name="P4"><text:soft-page-break/>| <text:s text:c="2"/>| <text:s text:c="2"/>| <text:s text:c="2"/>| <text:s text:c="2"/>19 &lt;= 8.0</text:p>
      <text:p text:style-name="P4">| <text:s text:c="2"/>| <text:s text:c="2"/>| <text:s text:c="2"/>| <text:s text:c="2"/>| <text:s text:c="2"/>37 &lt;= 10.0: 4 (2.0)</text:p>
      <text:p text:style-name="P4">| <text:s text:c="2"/>| <text:s text:c="2"/>| <text:s text:c="2"/>| <text:s text:c="2"/>| <text:s text:c="2"/>37 &gt; 10.0: 9 (8.0)</text:p>
      <text:p text:style-name="P4">| <text:s text:c="2"/>| <text:s text:c="2"/>| <text:s text:c="2"/>| <text:s text:c="2"/>19 &gt; 8.0: 4 (9.0)</text:p>
      <text:p text:style-name="P4">| <text:s text:c="2"/>| <text:s text:c="2"/>| <text:s text:c="2"/>58 &gt; 0.0</text:p>
      <text:p text:style-name="P4">| <text:s text:c="2"/>| <text:s text:c="2"/>| <text:s text:c="2"/>| <text:s text:c="2"/>25 &lt;= 0.0</text:p>
      <text:p text:style-name="P4">| <text:s text:c="2"/>| <text:s text:c="2"/>| <text:s text:c="2"/>| <text:s text:c="2"/>| <text:s text:c="2"/>22 &lt;= 2.0: 3 (9.0)</text:p>
      <text:p text:style-name="P4">| <text:s text:c="2"/>| <text:s text:c="2"/>| <text:s text:c="2"/>| <text:s text:c="2"/>| <text:s text:c="2"/>22 &gt; 2.0: 8 (2.0/1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| <text:s text:c="2"/>| <text:s text:c="2"/>51 &gt; 12.0</text:p>
      <text:p text:style-name="P4">| <text:s text:c="2"/>| <text:s text:c="2"/>| <text:s text:c="2"/>17 &lt;= 0.0: 7 (13.0/1.0)</text:p>
      <text:p text:style-name="P4">| <text:s text:c="2"/>| <text:s text:c="2"/>| <text:s text:c="2"/>17 &gt; 0.0: 9 (2.0)</text:p>
      <text:p text:style-name="P4">62 &gt; 0.0</text:p>
      <text:p text:style-name="P4">| <text:s text:c="2"/>27 &lt;= 12.0</text:p>
      <text:p text:style-name="P4">| <text:s text:c="2"/>| <text:s text:c="2"/>34 &lt;= 3.0: 2 (11.0)</text:p>
      <text:p text:style-name="P4">| <text:s text:c="2"/>| <text:s text:c="2"/>34 &gt; 3.0</text:p>
      <text:p text:style-name="P4">| <text:s text:c="2"/>| <text:s text:c="2"/>| <text:s text:c="2"/>20 &lt;= 0.0: 6 (8.0/1.0)</text:p>
      <text:p text:style-name="P4">| <text:s text:c="2"/>| <text:s text:c="2"/>| <text:s text:c="2"/>20 &gt; 0.0: 3 (2.0)</text:p>
      <text:p text:style-name="P4">| <text:s text:c="2"/>27 &gt; 12.0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Time taken to build model: 0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81</text:p>
      <text:p text:style-name="P4">Root mean squared error <text:s text:c="17"/>0.2255</text:p>
      <text:p text:style-name="P4">Relative absolute error <text:s text:c="16"/>32.3918 %</text:p>
      <text:p text:style-name="P4">Root relative squared error <text:s text:c="12"/>75.2284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3 <text:s text:c="3"/>4</text:p>
      <text:p text:style-name="P4">0.6 <text:s text:c="6"/>0.021 <text:s text:c="5"/>0.6 <text:s text:c="6"/>0.6 <text:s text:c="6"/>0.6 <text:s text:c="7"/>0.879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<text:soft-page-break/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77 <text:s text:c="3"/>9</text:p>
      <text:p text:style-name="P4">Weighted Avg. <text:s text:c="3"/>0.74 <text:s text:c="5"/>0.028 <text:s text:c="5"/>0.757 <text:s text:c="4"/>0.74 <text:s text:c="5"/>0.738 <text:s text:c="5"/>0.867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/>
      <text:p text:style-name="P4">at the end best conf factor is the default 0.25</text:p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6 min num obj = 15 -&gt; worse acc = 40%</text:p>
      <text:p text:style-name="P4">=== Run information ===</text:p>
      <text:p text:style-name="P4"/>
      <text:p text:style-name="P4">Scheme:weka.classifiers.trees.J48 -C 0.01 -B -M 15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<text:soft-page-break/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58 &lt;= 0.0: 4 (20.0/8.0)</text:p>
      <text:p text:style-name="P4">| <text:s text:c="2"/>58 &gt; 0.0</text:p>
      <text:p text:style-name="P4">| <text:s text:c="2"/>| <text:s text:c="2"/>18 &lt;= 11.0: 7 (22.0/10.0)</text:p>
      <text:p text:style-name="P4">| <text:s text:c="2"/>| <text:s text:c="2"/>18 &gt; 11.0: 0 (27.0/18.0)</text:p>
      <text:p text:style-name="P4">62 &gt; 0.0</text:p>
      <text:p text:style-name="P4">| <text:s text:c="2"/>10 &lt;= 10.0: 1 (16.0/6.0)</text:p>
      <text:p text:style-name="P4">| <text:s text:c="2"/>10 &gt; 10.0: 2 (15.0/4.0)</text:p>
      <text:p text:style-name="P4"/>
      <text:p text:style-name="P4">Number of Leaves <text:s/>: <text:tab/>5</text:p>
      <text:p text:style-name="P4"/>
      <text:p text:style-name="P4">Size of the tree : <text:tab/>9</text:p>
      <text:p text:style-name="P4"><text:soft-page-break/></text:p>
      <text:p text:style-name="P4"/>
      <text:p text:style-name="P4">Time taken to build model: 0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40 <text:s text:c="14"/>40 <text:s text:c="5"/>%</text:p>
      <text:p text:style-name="P4">Incorrectly Classified Instances <text:s text:c="7"/>60 <text:s text:c="14"/>60 <text:s text:c="5"/>%</text:p>
      <text:p text:style-name="P4">Kappa statistic <text:s text:c="25"/>0.3254</text:p>
      <text:p text:style-name="P4">Mean absolute error <text:s text:c="21"/>0.1329</text:p>
      <text:p text:style-name="P4">Root mean squared error <text:s text:c="17"/>0.2635</text:p>
      <text:p text:style-name="P4">Relative absolute error <text:s text:c="16"/>74.0725 %</text:p>
      <text:p text:style-name="P4">Root relative squared error <text:s text:c="12"/>87.9282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211 <text:s text:c="5"/>0.296 <text:s text:c="4"/>0.8 <text:s text:c="6"/>0.432 <text:s text:c="5"/>0.747 <text:s text:c="3"/>0</text:p>
      <text:p text:style-name="P4">0.091 <text:s text:c="4"/>0.045 <text:s text:c="5"/>0.2 <text:s text:c="6"/>0.091 <text:s text:c="4"/>0.125 <text:s text:c="5"/>0.812 <text:s text:c="3"/>1</text:p>
      <text:p text:style-name="P4">0.636 <text:s text:c="4"/>0.202 <text:s text:c="5"/>0.28 <text:s text:c="5"/>0.636 <text:s text:c="4"/>0.389 <text:s text:c="5"/>0.803 <text:s text:c="3"/>2</text:p>
      <text:p text:style-name="P4">0.091 <text:s text:c="4"/>0.011 <text:s text:c="5"/>0.5 <text:s text:c="6"/>0.091 <text:s text:c="4"/>0.154 <text:s text:c="5"/>0.785 <text:s text:c="3"/>3</text:p>
      <text:p text:style-name="P4">0.833 <text:s text:c="4"/>0.068 <text:s text:c="5"/>0.625 <text:s text:c="4"/>0.833 <text:s text:c="4"/>0.714 <text:s text:c="5"/>0.9 <text:s text:c="5"/>4</text:p>
      <text:p text:style-name="P4">0 <text:s text:c="8"/>0 <text:s text:c="9"/>0 <text:s text:c="8"/>0 <text:s text:c="8"/>0 <text:s text:c="9"/>0.824 <text:s text:c="3"/>5</text:p>
      <text:p text:style-name="P4">0 <text:s text:c="8"/>0 <text:s text:c="9"/>0 <text:s text:c="8"/>0 <text:s text:c="8"/>0 <text:s text:c="9"/>0.743 <text:s text:c="3"/>6</text:p>
      <text:p text:style-name="P4">0.917 <text:s text:c="4"/>0.114 <text:s text:c="5"/>0.524 <text:s text:c="4"/>0.917 <text:s text:c="4"/>0.667 <text:s text:c="5"/>0.925 <text:s text:c="3"/>7</text:p>
      <text:p text:style-name="P4">0.111 <text:s text:c="4"/>0.011 <text:s text:c="5"/>0.5 <text:s text:c="6"/>0.111 <text:s text:c="4"/>0.182 <text:s text:c="5"/>0.818 <text:s text:c="3"/>8</text:p>
      <text:p text:style-name="P4">0.091 <text:s text:c="4"/>0.011 <text:s text:c="5"/>0.5 <text:s text:c="6"/>0.091 <text:s text:c="4"/>0.154 <text:s text:c="5"/>0.812 <text:s text:c="3"/>9</text:p>
      <text:p text:style-name="P4">Weighted Avg. <text:s text:c="3"/>0.4 <text:s text:c="6"/>0.074 <text:s text:c="5"/>0.375 <text:s text:c="4"/>0.4 <text:s text:c="6"/>0.316 <text:s text:c="5"/>0.821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1 <text:s/>0 <text:s/>0 <text:s/>0 <text:s/>0 <text:s/>1 <text:s/>0 <text:s/>0 | <text:s/>a = 0</text:p>
      <text:p text:style-name="P4">1 <text:s/>1 <text:s/>8 <text:s/>1 <text:s/>0 <text:s/>0 <text:s/>0 <text:s/>0 <text:s/>0 <text:s/>0 | <text:s/>b = 1</text:p>
      <text:p text:style-name="P4">1 <text:s/>3 <text:s/>7 <text:s/>0 <text:s/>0 <text:s/>0 <text:s/>0 <text:s/>0 <text:s/>0 <text:s/>0 | <text:s/>c = 2</text:p>
      <text:p text:style-name="P4">1 <text:s/>0 <text:s/>2 <text:s/>1 <text:s/>0 <text:s/>0 <text:s/>0 <text:s/>7 <text:s/>0 <text:s/>0 | <text:s/>d = 3</text:p>
      <text:p text:style-name="P4">0 <text:s/>0 <text:s/>1 <text:s/>0 10 <text:s/>0 <text:s/>0 <text:s/>0 <text:s/>0 <text:s/>1 | <text:s/>e = 4</text:p>
      <text:p text:style-name="P4">5 <text:s/>0 <text:s/>0 <text:s/>0 <text:s/>0 <text:s/>0 <text:s/>0 <text:s/>0 <text:s/>0 <text:s/>0 | <text:s/>f = 5</text:p>
      <text:p text:style-name="P4">2 <text:s/>1 <text:s/>5 <text:s/>0 <text:s/>0 <text:s/>0 <text:s/>0 <text:s/>0 <text:s/>0 <text:s/>0 | <text:s/>g = 6</text:p>
      <text:p text:style-name="P4">0 <text:s/>0 <text:s/>1 <text:s/>0 <text:s/>0 <text:s/>0 <text:s/>0 11 <text:s/>0 <text:s/>0 | <text:s/>h = 7</text:p>
      <text:p text:style-name="P4">7 <text:s/>0 <text:s/>0 <text:s/>0 <text:s/>0 <text:s/>0 <text:s/>0 <text:s/>1 <text:s/>1 <text:s/>0 | <text:s/>i = 8</text:p>
      <text:p text:style-name="P4">2 <text:s/>0 <text:s/>0 <text:s/>0 <text:s/>6 <text:s/>0 <text:s/>0 <text:s/>1 <text:s/>1 <text:s/>1 | <text:s/>j = 9</text:p>
      <text:p text:style-name="P4"/>
      <text:p text:style-name="P4"/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7 min num obj = 5</text:p>
      <text:p text:style-name="P4">=== Run information ===</text:p>
      <text:p text:style-name="P4"/>
      <text:p text:style-name="P4"><text:soft-page-break/>Scheme:weka.classifiers.trees.J48 -C 0.01 -B -M 5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<text:soft-page-break/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58 &lt;= 0.0</text:p>
      <text:p text:style-name="P4">| <text:s text:c="2"/>| <text:s text:c="2"/>19 &lt;= 8.0: 9 (10.0/2.0)</text:p>
      <text:p text:style-name="P4">| <text:s text:c="2"/>| <text:s text:c="2"/>19 &gt; 8.0: 4 (10.0)</text:p>
      <text:p text:style-name="P4">| <text:s text:c="2"/>58 &gt; 0.0</text:p>
      <text:p text:style-name="P4">| <text:s text:c="2"/>| <text:s text:c="2"/>27 &lt;= 3.0: 0 (9.0)</text:p>
      <text:p text:style-name="P4">| <text:s text:c="2"/>| <text:s text:c="2"/>27 &gt; 3.0</text:p>
      <text:p text:style-name="P4">| <text:s text:c="2"/>| <text:s text:c="2"/>| <text:s text:c="2"/>53 &lt;= 1.0: 7 (14.0/2.0)</text:p>
      <text:p text:style-name="P4">| <text:s text:c="2"/>| <text:s text:c="2"/>| <text:s text:c="2"/>53 &gt; 1.0</text:p>
      <text:p text:style-name="P4">| <text:s text:c="2"/>| <text:s text:c="2"/>| <text:s text:c="2"/>| <text:s text:c="2"/>25 &lt;= 0.0: 3 (12.0/3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62 &gt; 0.0</text:p>
      <text:p text:style-name="P4">| <text:s text:c="2"/>46 &lt;= 4.0</text:p>
      <text:p text:style-name="P4">| <text:s text:c="2"/>| <text:s text:c="2"/>27 &lt;= 12.0: 2 (11.0)</text:p>
      <text:p text:style-name="P4">| <text:s text:c="2"/>| <text:s text:c="2"/>27 &gt; 12.0: 1 (10.0)</text:p>
      <text:p text:style-name="P4">| <text:s text:c="2"/>46 &gt; 4.0: 6 (10.0/3.0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Time taken to build model: 0.01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68 <text:s text:c="14"/>68 <text:s text:c="5"/>%</text:p>
      <text:p text:style-name="P4">Incorrectly Classified Instances <text:s text:c="7"/>32 <text:s text:c="14"/>32 <text:s text:c="5"/>%</text:p>
      <text:p text:style-name="P4">Kappa statistic <text:s text:c="25"/>0.6431</text:p>
      <text:p text:style-name="P4">Mean absolute error <text:s text:c="21"/>0.0743</text:p>
      <text:p text:style-name="P4">Root mean squared error <text:s text:c="17"/>0.239 </text:p>
      <text:p text:style-name="P4">Relative absolute error <text:s text:c="16"/>41.37 <text:s text:c="2"/>%</text:p>
      <text:p text:style-name="P4">Root relative squared error <text:s text:c="12"/>79.7251 %</text:p>
      <text:p text:style-name="P4">Total Number of Instances <text:s text:c="13"/>100 <text:s text:c="4"/></text:p>
      <text:p text:style-name="P4"/>
      <text:p text:style-name="P4"><text:soft-page-break/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4 <text:s text:c="3"/>0</text:p>
      <text:p text:style-name="P4">0.727 <text:s text:c="4"/>0.022 <text:s text:c="5"/>0.8 <text:s text:c="6"/>0.727 <text:s text:c="4"/>0.762 <text:s text:c="5"/>0.883 <text:s text:c="3"/>1</text:p>
      <text:p text:style-name="P4">0.727 <text:s text:c="4"/>0.011 <text:s text:c="5"/>0.889 <text:s text:c="4"/>0.727 <text:s text:c="4"/>0.8 <text:s text:c="7"/>0.861 <text:s text:c="3"/>2</text:p>
      <text:p text:style-name="P4">0.727 <text:s text:c="4"/>0.034 <text:s text:c="5"/>0.727 <text:s text:c="4"/>0.727 <text:s text:c="4"/>0.727 <text:s text:c="5"/>0.874 <text:s text:c="3"/>3</text:p>
      <text:p text:style-name="P4">0.667 <text:s text:c="4"/>0.08 <text:s text:c="6"/>0.533 <text:s text:c="4"/>0.667 <text:s text:c="4"/>0.593 <text:s text:c="5"/>0.831 <text:s text:c="3"/>4</text:p>
      <text:p text:style-name="P4">0.4 <text:s text:c="6"/>0.032 <text:s text:c="5"/>0.4 <text:s text:c="6"/>0.4 <text:s text:c="6"/>0.4 <text:s text:c="7"/>0.773 <text:s text:c="3"/>5</text:p>
      <text:p text:style-name="P4">0.875 <text:s text:c="4"/>0.054 <text:s text:c="5"/>0.583 <text:s text:c="4"/>0.875 <text:s text:c="4"/>0.7 <text:s text:c="7"/>0.89 <text:s text:c="4"/>6</text:p>
      <text:p text:style-name="P4">1 <text:s text:c="8"/>0.034 <text:s text:c="5"/>0.8 <text:s text:c="6"/>1 <text:s text:c="8"/>0.889 <text:s text:c="5"/>0.98 <text:s text:c="4"/>7</text:p>
      <text:p text:style-name="P4">0.556 <text:s text:c="4"/>0.055 <text:s text:c="5"/>0.5 <text:s text:c="6"/>0.556 <text:s text:c="4"/>0.526 <text:s text:c="5"/>0.786 <text:s text:c="3"/>8</text:p>
      <text:p text:style-name="P4">0.182 <text:s text:c="4"/>0.022 <text:s text:c="5"/>0.5 <text:s text:c="6"/>0.182 <text:s text:c="4"/>0.267 <text:s text:c="5"/>0.846 <text:s text:c="3"/>9</text:p>
      <text:p text:style-name="P4">Weighted Avg. <text:s text:c="3"/>0.68 <text:s text:c="5"/>0.036 <text:s text:c="5"/>0.681 <text:s text:c="4"/>0.68 <text:s text:c="5"/>0.666 <text:s text:c="5"/>0.867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2 <text:s/>8 <text:s/>0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8 <text:s/>0 <text:s/>0 <text:s/>1 <text:s/>0 <text:s/>2 | <text:s/>e = 4</text:p>
      <text:p text:style-name="P4">0 <text:s/>0 <text:s/>0 <text:s/>0 <text:s/>0 <text:s/>2 <text:s/>0 <text:s/>0 <text:s/>3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1 <text:s/>1 <text:s/>0 <text:s/>0 <text:s/>5 <text:s/>0 | <text:s/>i = 8</text:p>
      <text:p text:style-name="P4">0 <text:s/>0 <text:s/>0 <text:s/>0 <text:s/>6 <text:s/>1 <text:s/>0 <text:s/>2 <text:s/>0 <text:s/>2 | <text:s/>j = 9</text:p>
      <text:p text:style-name="P4"/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8 min num obj = 10</text:p>
      <text:p text:style-name="P4">=== Run information ===</text:p>
      <text:p text:style-name="P4"/>
      <text:p text:style-name="P4">Scheme:weka.classifiers.trees.J48 -C 0.01 -B -M 10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<text:soft-page-break/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pruned tree</text:p>
      <text:p text:style-name="P4"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<text:soft-page-break/>| <text:s text:c="2"/>| <text:s text:c="2"/>51 &lt;= 12.0</text:p>
      <text:p text:style-name="P4">| <text:s text:c="2"/>| <text:s text:c="2"/>| <text:s text:c="2"/>58 &lt;= 0.0: 4 (19.0/8.0)</text:p>
      <text:p text:style-name="P4">| <text:s text:c="2"/>| <text:s text:c="2"/>| <text:s text:c="2"/>58 &gt; 0.0</text:p>
      <text:p text:style-name="P4">| <text:s text:c="2"/>| <text:s text:c="2"/>| <text:s text:c="2"/>| <text:s text:c="2"/>25 &lt;= 0.0: 3 (11.0/2.0)</text:p>
      <text:p text:style-name="P4">| <text:s text:c="2"/>| <text:s text:c="2"/>| <text:s text:c="2"/>| <text:s text:c="2"/>25 &gt; 0.0: 8 (14.0/6.0)</text:p>
      <text:p text:style-name="P4">| <text:s text:c="2"/>| <text:s text:c="2"/>51 &gt; 12.0: 7 (15.0/3.0)</text:p>
      <text:p text:style-name="P4">62 &gt; 0.0</text:p>
      <text:p text:style-name="P4">| <text:s text:c="2"/>46 &lt;= 4.0</text:p>
      <text:p text:style-name="P4">| <text:s text:c="2"/>| <text:s text:c="2"/>10 &lt;= 10.0: 1 (10.0)</text:p>
      <text:p text:style-name="P4">| <text:s text:c="2"/>| <text:s text:c="2"/>10 &gt; 10.0: 2 (11.0)</text:p>
      <text:p text:style-name="P4">| <text:s text:c="2"/>46 &gt; 4.0: 6 (10.0/3.0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Time taken to build model: 0.01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59 <text:s text:c="14"/>59 <text:s text:c="5"/>%</text:p>
      <text:p text:style-name="P4">Incorrectly Classified Instances <text:s text:c="7"/>41 <text:s text:c="14"/>41 <text:s text:c="5"/>%</text:p>
      <text:p text:style-name="P4">Kappa statistic <text:s text:c="25"/>0.5401</text:p>
      <text:p text:style-name="P4">Mean absolute error <text:s text:c="21"/>0.1017</text:p>
      <text:p text:style-name="P4">Root mean squared error <text:s text:c="17"/>0.2455</text:p>
      <text:p text:style-name="P4">Relative absolute error <text:s text:c="16"/>56.6829 %</text:p>
      <text:p text:style-name="P4">Root relative squared error <text:s text:c="12"/>81.9253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7 <text:s text:c="6"/>0.033 <text:s text:c="5"/>0.7 <text:s text:c="6"/>0.7 <text:s text:c="6"/>0.7 <text:s text:c="7"/>0.817 <text:s text:c="3"/>0</text:p>
      <text:p text:style-name="P4">0.364 <text:s text:c="4"/>0.045 <text:s text:c="5"/>0.5 <text:s text:c="6"/>0.364 <text:s text:c="4"/>0.421 <text:s text:c="5"/>0.885 <text:s text:c="3"/>1</text:p>
      <text:p text:style-name="P4">0.727 <text:s text:c="4"/>0.112 <text:s text:c="5"/>0.444 <text:s text:c="4"/>0.727 <text:s text:c="4"/>0.552 <text:s text:c="5"/>0.806 <text:s text:c="3"/>2</text:p>
      <text:p text:style-name="P4">0.545 <text:s text:c="4"/>0.011 <text:s text:c="5"/>0.857 <text:s text:c="4"/>0.545 <text:s text:c="4"/>0.667 <text:s text:c="5"/>0.828 <text:s text:c="3"/>3</text:p>
      <text:p text:style-name="P4">0.833 <text:s text:c="4"/>0.08 <text:s text:c="6"/>0.588 <text:s text:c="4"/>0.833 <text:s text:c="4"/>0.69 <text:s text:c="6"/>0.891 <text:s text:c="3"/>4</text:p>
      <text:p text:style-name="P4">0 <text:s text:c="8"/>0 <text:s text:c="9"/>0 <text:s text:c="8"/>0 <text:s text:c="8"/>0 <text:s text:c="9"/>0.805 <text:s text:c="3"/>5</text:p>
      <text:p text:style-name="P4">0.375 <text:s text:c="4"/>0.022 <text:s text:c="5"/>0.6 <text:s text:c="6"/>0.375 <text:s text:c="4"/>0.462 <text:s text:c="5"/>0.814 <text:s text:c="3"/>6</text:p>
      <text:p text:style-name="P4">1 <text:s text:c="8"/>0.08 <text:s text:c="6"/>0.632 <text:s text:c="4"/>1 <text:s text:c="8"/>0.774 <text:s text:c="5"/>0.963 <text:s text:c="3"/>7</text:p>
      <text:p text:style-name="P4">0.778 <text:s text:c="4"/>0.066 <text:s text:c="5"/>0.538 <text:s text:c="4"/>0.778 <text:s text:c="4"/>0.636 <text:s text:c="5"/>0.901 <text:s text:c="3"/>8</text:p>
      <text:p text:style-name="P4">0.182 <text:s text:c="4"/>0.011 <text:s text:c="5"/>0.667 <text:s text:c="4"/>0.182 <text:s text:c="4"/>0.286 <text:s text:c="5"/>0.87 <text:s text:c="4"/>9</text:p>
      <text:p text:style-name="P4">Weighted Avg. <text:s text:c="3"/>0.59 <text:s text:c="5"/>0.05 <text:s text:c="6"/>0.584 <text:s text:c="4"/>0.59 <text:s text:c="5"/>0.552 <text:s text:c="5"/>0.863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7 <text:s/>1 <text:s/>0 <text:s/>0 <text:s/>1 <text:s/>0 <text:s/>0 <text:s/>1 <text:s/>0 <text:s/>0 | <text:s/>a = 0</text:p>
      <text:p text:style-name="P4">0 <text:s/>4 <text:s/>6 <text:s/>0 <text:s/>0 <text:s/>0 <text:s/>0 <text:s/>1 <text:s/>0 <text:s/>0 | <text:s/>b = 1</text:p>
      <text:p text:style-name="P4">1 <text:s/>2 <text:s/>8 <text:s/>0 <text:s/>0 <text:s/>0 <text:s/>0 <text:s/>0 <text:s/>0 <text:s/>0 | <text:s/>c = 2</text:p>
      <text:p text:style-name="P4"><text:soft-page-break/>0 <text:s/>0 <text:s/>2 <text:s/>6 <text:s/>0 <text:s/>0 <text:s/>1 <text:s/>1 <text:s/>1 <text:s/>0 | <text:s/>d = 3</text:p>
      <text:p text:style-name="P4">0 <text:s/>0 <text:s/>0 <text:s/>0 10 <text:s/>0 <text:s/>0 <text:s/>1 <text:s/>0 <text:s/>1 | <text:s/>e = 4</text:p>
      <text:p text:style-name="P4">2 <text:s/>0 <text:s/>0 <text:s/>0 <text:s/>0 <text:s/>0 <text:s/>1 <text:s/>0 <text:s/>2 <text:s/>0 | <text:s/>f = 5</text:p>
      <text:p text:style-name="P4">0 <text:s/>1 <text:s/>2 <text:s/>0 <text:s/>0 <text:s/>0 <text:s/>3 <text:s/>0 <text:s/>2 <text:s/>0 | <text:s/>g = 6</text:p>
      <text:p text:style-name="P4">0 <text:s/>0 <text:s/>0 <text:s/>0 <text:s/>0 <text:s/>0 <text:s/>0 12 <text:s/>0 <text:s/>0 | <text:s/>h = 7</text:p>
      <text:p text:style-name="P4">0 <text:s/>0 <text:s/>0 <text:s/>1 <text:s/>0 <text:s/>0 <text:s/>0 <text:s/>1 <text:s/>7 <text:s/>0 | <text:s/>i = 8</text:p>
      <text:p text:style-name="P4">0 <text:s/>0 <text:s/>0 <text:s/>0 <text:s/>6 <text:s/>0 <text:s/>0 <text:s/>2 <text:s/>1 <text:s/>2 | <text:s/>j = 9</text:p>
      <text:p text:style-name="P4"/>
      <text:p text:style-name="P4">best is the default = 2</text:p>
      <text:p text:style-name="P4">#######################################################################################################################################################################################################################################</text:p>
      <text:p text:style-name="P4">#9unpruned = true</text:p>
      <text:p text:style-name="P4">=== Run information ===</text:p>
      <text:p text:style-name="P4"/>
      <text:p text:style-name="P4">Scheme:weka.classifiers.trees.J48 -U -B -M 2</text:p>
      <text:p text:style-name="P4">Relation: <text:s text:c="4"/>optrainingDROP</text:p>
      <text:p text:style-name="P4">Instances: <text:s text:c="3"/>100</text:p>
      <text:p text:style-name="P4">Attributes: <text:s text:c="2"/>55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9</text:p>
      <text:p text:style-name="P4">10</text:p>
      <text:p text:style-name="P4">11</text:p>
      <text:p text:style-name="P4">12</text:p>
      <text:p text:style-name="P4">13</text:p>
      <text:p text:style-name="P4">14</text:p>
      <text:p text:style-name="P4">15</text:p>
      <text:p text:style-name="P4">17</text:p>
      <text:p text:style-name="P4">18</text:p>
      <text:p text:style-name="P4">19</text:p>
      <text:p text:style-name="P4">20</text:p>
      <text:p text:style-name="P4">21</text:p>
      <text:p text:style-name="P4">22</text:p>
      <text:p text:style-name="P4">23</text:p>
      <text:p text:style-name="P4">25</text:p>
      <text:p text:style-name="P4">26</text:p>
      <text:p text:style-name="P4">27</text:p>
      <text:p text:style-name="P4">28</text:p>
      <text:p text:style-name="P4">29</text:p>
      <text:p text:style-name="P4">30</text:p>
      <text:p text:style-name="P4">33</text:p>
      <text:p text:style-name="P4">34</text:p>
      <text:p text:style-name="P4">35</text:p>
      <text:p text:style-name="P4">36</text:p>
      <text:p text:style-name="P4">37</text:p>
      <text:p text:style-name="P4">38</text:p>
      <text:p text:style-name="P4"><text:soft-page-break/>41</text:p>
      <text:p text:style-name="P4">42</text:p>
      <text:p text:style-name="P4">43</text:p>
      <text:p text:style-name="P4">44</text:p>
      <text:p text:style-name="P4">45</text:p>
      <text:p text:style-name="P4">46</text:p>
      <text:p text:style-name="P4">47</text:p>
      <text:p text:style-name="P4">49</text:p>
      <text:p text:style-name="P4">50</text:p>
      <text:p text:style-name="P4">51</text:p>
      <text:p text:style-name="P4">52</text:p>
      <text:p text:style-name="P4">53</text:p>
      <text:p text:style-name="P4">54</text:p>
      <text:p text:style-name="P4">55</text:p>
      <text:p text:style-name="P4">57</text:p>
      <text:p text:style-name="P4">58</text:p>
      <text:p text:style-name="P4">59</text:p>
      <text:p text:style-name="P4">60</text:p>
      <text:p text:style-name="P4">61</text:p>
      <text:p text:style-name="P4">62</text:p>
      <text:p text:style-name="P4">63</text:p>
      <text:p text:style-name="P4">64</text:p>
      <text:p text:style-name="P4">Test mode:10-fold cross-validation</text:p>
      <text:p text:style-name="P4"/>
      <text:p text:style-name="P4">=== Classifier model (full training set) ===</text:p>
      <text:p text:style-name="P4"/>
      <text:p text:style-name="P4">J48 unpruned tree</text:p>
      <text:p text:style-name="P4">------------------</text:p>
      <text:p text:style-name="P4"/>
      <text:p text:style-name="P4">62 &lt;= 0.0</text:p>
      <text:p text:style-name="P4">| <text:s text:c="2"/>27 &lt;= 3.0: 0 (10.0/1.0)</text:p>
      <text:p text:style-name="P4">| <text:s text:c="2"/>27 &gt; 3.0</text:p>
      <text:p text:style-name="P4">| <text:s text:c="2"/>| <text:s text:c="2"/>51 &lt;= 12.0</text:p>
      <text:p text:style-name="P4">| <text:s text:c="2"/>| <text:s text:c="2"/>| <text:s text:c="2"/>58 &lt;= 0.0</text:p>
      <text:p text:style-name="P4">| <text:s text:c="2"/>| <text:s text:c="2"/>| <text:s text:c="2"/>| <text:s text:c="2"/>19 &lt;= 8.0</text:p>
      <text:p text:style-name="P4">| <text:s text:c="2"/>| <text:s text:c="2"/>| <text:s text:c="2"/>| <text:s text:c="2"/>| <text:s text:c="2"/>37 &lt;= 10.0: 4 (2.0)</text:p>
      <text:p text:style-name="P4">| <text:s text:c="2"/>| <text:s text:c="2"/>| <text:s text:c="2"/>| <text:s text:c="2"/>| <text:s text:c="2"/>37 &gt; 10.0: 9 (8.0)</text:p>
      <text:p text:style-name="P4">| <text:s text:c="2"/>| <text:s text:c="2"/>| <text:s text:c="2"/>| <text:s text:c="2"/>19 &gt; 8.0: 4 (9.0)</text:p>
      <text:p text:style-name="P4">| <text:s text:c="2"/>| <text:s text:c="2"/>| <text:s text:c="2"/>58 &gt; 0.0</text:p>
      <text:p text:style-name="P4">| <text:s text:c="2"/>| <text:s text:c="2"/>| <text:s text:c="2"/>| <text:s text:c="2"/>25 &lt;= 0.0</text:p>
      <text:p text:style-name="P4">| <text:s text:c="2"/>| <text:s text:c="2"/>| <text:s text:c="2"/>| <text:s text:c="2"/>| <text:s text:c="2"/>22 &lt;= 2.0: 3 (9.0)</text:p>
      <text:p text:style-name="P4">| <text:s text:c="2"/>| <text:s text:c="2"/>| <text:s text:c="2"/>| <text:s text:c="2"/>| <text:s text:c="2"/>22 &gt; 2.0: 8 (2.0/1.0)</text:p>
      <text:p text:style-name="P4">| <text:s text:c="2"/>| <text:s text:c="2"/>| <text:s text:c="2"/>| <text:s text:c="2"/>25 &gt; 0.0</text:p>
      <text:p text:style-name="P4">| <text:s text:c="2"/>| <text:s text:c="2"/>| <text:s text:c="2"/>| <text:s text:c="2"/>| <text:s text:c="2"/>61 &lt;= 0.0: 5 (5.0)</text:p>
      <text:p text:style-name="P4">| <text:s text:c="2"/>| <text:s text:c="2"/>| <text:s text:c="2"/>| <text:s text:c="2"/>| <text:s text:c="2"/>61 &gt; 0.0: 8 (9.0/1.0)</text:p>
      <text:p text:style-name="P4">| <text:s text:c="2"/>| <text:s text:c="2"/>51 &gt; 12.0</text:p>
      <text:p text:style-name="P4">| <text:s text:c="2"/>| <text:s text:c="2"/>| <text:s text:c="2"/>17 &lt;= 0.0: 7 (13.0/1.0)</text:p>
      <text:p text:style-name="P4">| <text:s text:c="2"/>| <text:s text:c="2"/>| <text:s text:c="2"/>17 &gt; 0.0: 9 (2.0)</text:p>
      <text:p text:style-name="P4">62 &gt; 0.0</text:p>
      <text:p text:style-name="P4">| <text:s text:c="2"/>27 &lt;= 12.0</text:p>
      <text:p text:style-name="P4">| <text:s text:c="2"/>| <text:s text:c="2"/>34 &lt;= 3.0: 2 (11.0)</text:p>
      <text:p text:style-name="P4">| <text:s text:c="2"/>| <text:s text:c="2"/>34 &gt; 3.0</text:p>
      <text:p text:style-name="P4"><text:soft-page-break/>| <text:s text:c="2"/>| <text:s text:c="2"/>| <text:s text:c="2"/>20 &lt;= 0.0: 6 (8.0/1.0)</text:p>
      <text:p text:style-name="P4">| <text:s text:c="2"/>| <text:s text:c="2"/>| <text:s text:c="2"/>20 &gt; 0.0: 3 (2.0)</text:p>
      <text:p text:style-name="P4">| <text:s text:c="2"/>27 &gt; 12.0: 1 (10.0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Time taken to build model: 0 seconds</text:p>
      <text:p text:style-name="P4"/>
      <text:p text:style-name="P4">=== Stratified cross-validation ===</text:p>
      <text:p text:style-name="P4">=== Summary ===</text:p>
      <text:p text:style-name="P4"/>
      <text:p text:style-name="P4">Correctly Classified Instances <text:s text:c="9"/>74 <text:s text:c="14"/>74 <text:s text:c="5"/>%</text:p>
      <text:p text:style-name="P4">Incorrectly Classified Instances <text:s text:c="7"/>26 <text:s text:c="14"/>26 <text:s text:c="5"/>%</text:p>
      <text:p text:style-name="P4">Kappa statistic <text:s text:c="25"/>0.7103</text:p>
      <text:p text:style-name="P4">Mean absolute error <text:s text:c="21"/>0.0575</text:p>
      <text:p text:style-name="P4">Root mean squared error <text:s text:c="17"/>0.2251</text:p>
      <text:p text:style-name="P4">Relative absolute error <text:s text:c="16"/>32.0203 %</text:p>
      <text:p text:style-name="P4">Root relative squared error <text:s text:c="12"/>75.1049 %</text:p>
      <text:p text:style-name="P4">Total Number of Instances <text:s text:c="13"/>100 <text:s text:c="4"/></text:p>
      <text:p text:style-name="P4"/>
      <text:p text:style-name="P4">=== Detailed Accuracy By Class ===</text:p>
      <text:p text:style-name="P4"/>
      <text:p text:style-name="P4">TP Rate <text:s text:c="2"/>FP Rate <text:s text:c="2"/>Precision <text:s text:c="2"/>Recall <text:s/>F-Measure <text:s text:c="2"/>ROC Area <text:s/>Class</text:p>
      <text:p text:style-name="P4">0.8 <text:s text:c="6"/>0.011 <text:s text:c="5"/>0.889 <text:s text:c="4"/>0.8 <text:s text:c="6"/>0.842 <text:s text:c="5"/>0.888 <text:s text:c="3"/>0</text:p>
      <text:p text:style-name="P4">0.727 <text:s text:c="4"/>0 <text:s text:c="9"/>1 <text:s text:c="8"/>0.727 <text:s text:c="4"/>0.842 <text:s text:c="5"/>0.899 <text:s text:c="3"/>1</text:p>
      <text:p text:style-name="P4">0.818 <text:s text:c="4"/>0.011 <text:s text:c="5"/>0.9 <text:s text:c="6"/>0.818 <text:s text:c="4"/>0.857 <text:s text:c="5"/>0.907 <text:s text:c="3"/>2</text:p>
      <text:p text:style-name="P4">0.727 <text:s text:c="4"/>0.045 <text:s text:c="5"/>0.667 <text:s text:c="4"/>0.727 <text:s text:c="4"/>0.696 <text:s text:c="5"/>0.837 <text:s text:c="3"/>3</text:p>
      <text:p text:style-name="P4">0.5 <text:s text:c="6"/>0.023 <text:s text:c="5"/>0.75 <text:s text:c="5"/>0.5 <text:s text:c="6"/>0.6 <text:s text:c="7"/>0.764 <text:s text:c="3"/>4</text:p>
      <text:p text:style-name="P4">0.6 <text:s text:c="6"/>0.021 <text:s text:c="5"/>0.6 <text:s text:c="6"/>0.6 <text:s text:c="6"/>0.6 <text:s text:c="7"/>0.882 <text:s text:c="3"/>5</text:p>
      <text:p text:style-name="P4">0.875 <text:s text:c="4"/>0.054 <text:s text:c="5"/>0.583 <text:s text:c="4"/>0.875 <text:s text:c="4"/>0.7 <text:s text:c="7"/>0.893 <text:s text:c="3"/>6</text:p>
      <text:p text:style-name="P4">1 <text:s text:c="8"/>0.034 <text:s text:c="5"/>0.8 <text:s text:c="6"/>1 <text:s text:c="8"/>0.889 <text:s text:c="5"/>0.983 <text:s text:c="3"/>7</text:p>
      <text:p text:style-name="P4">0.778 <text:s text:c="4"/>0.044 <text:s text:c="5"/>0.636 <text:s text:c="4"/>0.778 <text:s text:c="4"/>0.7 <text:s text:c="7"/>0.861 <text:s text:c="3"/>8</text:p>
      <text:p text:style-name="P4">0.545 <text:s text:c="4"/>0.045 <text:s text:c="5"/>0.6 <text:s text:c="6"/>0.545 <text:s text:c="4"/>0.571 <text:s text:c="5"/>0.78 <text:s text:c="4"/>9</text:p>
      <text:p text:style-name="P4">Weighted Avg. <text:s text:c="3"/>0.74 <text:s text:c="5"/>0.028 <text:s text:c="5"/>0.757 <text:s text:c="4"/>0.74 <text:s text:c="5"/>0.738 <text:s text:c="5"/>0.868</text:p>
      <text:p text:style-name="P4"/>
      <text:p text:style-name="P4">=== Confusion Matrix ===</text:p>
      <text:p text:style-name="P4"/>
      <text:p text:style-name="P4">a <text:s/>b <text:s/>c <text:s/>d <text:s/>e <text:s/>f <text:s/>g <text:s/>h <text:s/>i <text:s/>j <text:s text:c="2"/>&lt;-- classified as</text:p>
      <text:p text:style-name="P4">8 <text:s/>0 <text:s/>0 <text:s/>0 <text:s/>0 <text:s/>0 <text:s/>2 <text:s/>0 <text:s/>0 <text:s/>0 | <text:s/>a = 0</text:p>
      <text:p text:style-name="P4">0 <text:s/>8 <text:s/>1 <text:s/>1 <text:s/>0 <text:s/>0 <text:s/>1 <text:s/>0 <text:s/>0 <text:s/>0 | <text:s/>b = 1</text:p>
      <text:p text:style-name="P4">0 <text:s/>0 <text:s/>9 <text:s/>1 <text:s/>0 <text:s/>1 <text:s/>0 <text:s/>0 <text:s/>0 <text:s/>0 | <text:s/>c = 2</text:p>
      <text:p text:style-name="P4">0 <text:s/>0 <text:s/>0 <text:s/>8 <text:s/>0 <text:s/>0 <text:s/>2 <text:s/>0 <text:s/>1 <text:s/>0 | <text:s/>d = 3</text:p>
      <text:p text:style-name="P4">1 <text:s/>0 <text:s/>0 <text:s/>0 <text:s/>6 <text:s/>0 <text:s/>0 <text:s/>1 <text:s/>0 <text:s/>4 | <text:s/>e = 4</text:p>
      <text:p text:style-name="P4">0 <text:s/>0 <text:s/>0 <text:s/>0 <text:s/>0 <text:s/>3 <text:s/>0 <text:s/>0 <text:s/>2 <text:s/>0 | <text:s/>f = 5</text:p>
      <text:p text:style-name="P4">0 <text:s/>0 <text:s/>0 <text:s/>0 <text:s/>0 <text:s/>0 <text:s/>7 <text:s/>0 <text:s/>1 <text:s/>0 | <text:s/>g = 6</text:p>
      <text:p text:style-name="P4">0 <text:s/>0 <text:s/>0 <text:s/>0 <text:s/>0 <text:s/>0 <text:s/>0 12 <text:s/>0 <text:s/>0 | <text:s/>h = 7</text:p>
      <text:p text:style-name="P4">0 <text:s/>0 <text:s/>0 <text:s/>2 <text:s/>0 <text:s/>0 <text:s/>0 <text:s/>0 <text:s/>7 <text:s/>0 | <text:s/>i = 8</text:p>
      <text:p text:style-name="P4">0 <text:s/>0 <text:s/>0 <text:s/>0 <text:s/>2 <text:s/>1 <text:s/>0 <text:s/>2 <text:s/>0 <text:s/>6 | <text:s/>j = 9</text:p>
      <text:p text:style-name="P4"/>
      <text:p text:style-name="P4"><text:soft-page-break/>best performance when unpruned = TRUE</text:p>
      <text:p text:style-name="P4"/>
      <text:p text:style-name="P4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0:13:39.812792116</meta:creation-date>
    <dc:date>2016-12-02T03:29:04.781937583</dc:date>
    <meta:editing-duration>PT3H15M23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26" meta:paragraph-count="1138" meta:word-count="5061" meta:character-count="26808" meta:non-whitespace-character-count="16261"/>
  </office:meta>
</office:document-meta>
</file>